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900004F1D00003B560E92C010.wmf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46cm" svg:height="0.911cm" svg:x="6.091cm" svg:y="0.697cm">
          <draw:text-box>
            <text:p><text:span text:style-name="T1">ڈھلوان</text:span></text:p>
          </draw:text-box>
        </draw:frame>
        <draw:frame draw:style-name="gr2" draw:text-style-name="P2" draw:layer="layout" svg:width="3.724cm" svg:height="2.793cm" svg:x="4.8cm" svg:y="0.335cm">
          <draw:image xlink:href="Pictures/2000000900004F1D00003B560E92C010.wmf" xlink:type="simple" xlink:show="embed" xlink:actuate="onLoad">
            <text:p/>
          </draw:image>
        </draw:frame>
        <draw:frame draw:style-name="gr3" draw:layer="layout" svg:width="1.498cm" svg:height="0.542cm" svg:x="5.854cm" svg:y="2.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523cm" svg:height="0.469cm" svg:x="5.79cm" svg:y="0.86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425cm" svg:height="0.469cm" svg:x="8.178cm" svg:y="2.54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446cm" svg:height="0.469cm" svg:x="4.822cm" svg:y="0.3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3.62cm" svg:height="2.692cm" svg:x="0.381cm" svg:y="0.57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.999cm" svg:height="0.999cm" svg:x="3.44cm" svg:y="1.397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row>
      <mo stretchy="false">(</mo>
      <mrow>
        <msub>
          <mi>X</mi>
          <mn>0</mn>
        </msub>
        <mi>,</mi>
        <mn>0</mn>
      </mrow>
      <mo stretchy="false">)</mo>
    </mrow>
    <annotation encoding="StarMath 5.0">(X_0 , 0)</annotation>
  </semantics>
</math>
</file>

<file path=Object 2/content.xml><?xml version="1.0" encoding="utf-8"?>
<math xmlns="http://www.w3.org/1998/Math/MathML">
  <semantics>
    <mi>m</mi>
    <annotation encoding="StarMath 5.0">m</annotation>
  </semantics>
</math>
</file>

<file path=Object 3/content.xml><?xml version="1.0" encoding="utf-8"?>
<math xmlns="http://www.w3.org/1998/Math/MathML">
  <semantics>
    <mi>x</mi>
    <annotation encoding="StarMath 5.0">x</annotation>
  </semantics>
</math>
</file>

<file path=Object 4/content.xml><?xml version="1.0" encoding="utf-8"?>
<math xmlns="http://www.w3.org/1998/Math/MathML">
  <semantics>
    <mi>y</mi>
    <annotation encoding="StarMath 5.0">y</annotation>
  </semantics>
</math>
</file>

<file path=Object 5/content.xml><?xml version="1.0" encoding="utf-8"?>
<math xmlns="http://www.w3.org/1998/Math/MathML">
  <semantics>
    <mtable>
      <mtr>
        <mtd>
          <mrow>
            <mrow>
              <mi>m</mi>
              <mo stretchy="false">=</mo>
              <mfrac>
                <mrow>
                  <mrow>
                    <mi>y</mi>
                    <mo stretchy="false">−</mo>
                    <mi>y</mi>
                  </mrow>
                  <mi>'</mi>
                </mrow>
                <mrow>
                  <mrow>
                    <mi>x</mi>
                    <mo stretchy="false">−</mo>
                    <mi>x</mi>
                  </mrow>
                  <mi>'</mi>
                </mrow>
              </mfrac>
            </mrow>
            <mo stretchy="false">=</mo>
            <mfrac>
              <mrow>
                <mi>y</mi>
                <mo stretchy="false">−</mo>
                <mn>0</mn>
              </mrow>
              <mrow>
                <mi>x</mi>
                <mo stretchy="false">−</mo>
                <msub>
                  <mi>X</mi>
                  <mn>0</mn>
                </msub>
              </mrow>
            </mfrac>
          </mrow>
        </mtd>
      </mtr>
      <mtr>
        <mtd>
          <mrow>
            <mrow>
              <mi>y</mi>
              <mo stretchy="false">=</mo>
              <mi>m</mi>
            </mrow>
            <mfenced open="(" close=")">
              <mrow>
                <mi>x</mi>
                <mo stretchy="false">−</mo>
                <msub>
                  <mi>X</mi>
                  <mn>0</mn>
                </msub>
              </mrow>
            </mfenced>
          </mrow>
        </mtd>
      </mtr>
      <mtr>
        <mtd>
          <mrow>
            <mi>x</mi>
            <mo stretchy="false">=</mo>
            <mrow>
              <mfrac>
                <mi>y</mi>
                <mi>m</mi>
              </mfrac>
              <mo stretchy="false">+</mo>
              <msub>
                <mi>X</mi>
                <mn>0</mn>
              </msub>
            </mrow>
          </mrow>
        </mtd>
      </mtr>
    </mtable>
    <annotation encoding="StarMath 5.0">stack{
alignl m = {y-y'} over {x-x'}={y-0} over {x-X_0}#
alignl y=m left (x-X_0 right )#
alignl x=y over m +X_0
}</annotation>
  </semantics>
</math>
</file>

<file path=Object 6/content.xml><?xml version="1.0" encoding="utf-8"?>
<math xmlns="http://www.w3.org/1998/Math/MathML"/>
</file>